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67" style:family="table-column">
      <style:table-column-properties fo:break-before="auto" style:column-width="3.683cm"/>
    </style:style>
    <style:style style:name="co68" style:family="table-column">
      <style:table-column-properties fo:break-before="auto" style:column-width="1.556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1.695cm"/>
    </style:style>
    <style:style style:name="co71" style:family="table-column">
      <style:table-column-properties fo:break-before="auto" style:column-width="3.425cm"/>
    </style:style>
    <style:style style:name="co58" style:family="table-column">
      <style:table-column-properties fo:break-before="auto" style:column-width="4.646cm"/>
    </style:style>
    <style:style style:name="co59" style:family="table-column">
      <style:table-column-properties fo:break-before="auto" style:column-width="2.164cm"/>
    </style:style>
    <style:style style:name="co60" style:family="table-column">
      <style:table-column-properties fo:break-before="auto" style:column-width="1.87cm"/>
    </style:style>
    <style:style style:name="co61" style:family="table-column">
      <style:table-column-properties fo:break-before="auto" style:column-width="1.849cm"/>
    </style:style>
    <style:style style:name="co62" style:family="table-column">
      <style:table-column-properties fo:break-before="auto" style:column-width="1.356cm"/>
    </style:style>
    <style:style style:name="co63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829cm"/>
    </style:style>
    <style:style style:name="co65" style:family="table-column">
      <style:table-column-properties fo:break-before="auto" style:column-width="1.573cm"/>
    </style:style>
    <style:style style:name="co66" style:family="table-column">
      <style:table-column-properties fo:break-before="auto" style:column-width="1.281cm"/>
    </style:style>
    <style:style style:name="co72" style:family="table-column">
      <style:table-column-properties fo:break-before="auto" style:column-width="1.219cm"/>
    </style:style>
    <style:style style:name="co73" style:family="table-column">
      <style:table-column-properties fo:break-before="auto" style:column-width="1.341cm"/>
    </style:style>
    <style:style style:name="co74" style:family="table-column">
      <style:table-column-properties fo:break-before="auto" style:column-width="3.935cm"/>
    </style:style>
    <style:style style:name="co75" style:family="table-column">
      <style:table-column-properties fo:break-before="auto" style:column-width="3.66cm"/>
    </style:style>
    <style:style style:name="co76" style:family="table-column">
      <style:table-column-properties fo:break-before="auto" style:column-width="7.698cm"/>
    </style:style>
    <style:style style:name="co77" style:family="table-column">
      <style:table-column-properties fo:break-before="auto" style:column-width="1.53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9" style:family="table-cell" style:parent-style-name="Default" style:data-style-name="N0"/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8" style:family="table-cell" style:parent-style-name="Default" style:data-style-name="N108"/>
    <style:style style:name="ce33" style:family="table-cell" style:parent-style-name="Default" style:data-style-name="N1">
      <style:text-properties style:font-name="Arial" style:font-name-asian="Arial Unicode MS" style:font-name-complex="Arial Unicode MS"/>
    </style:style>
    <style:style style:name="ce25" style:family="table-cell" style:parent-style-name="Default">
      <style:table-cell-properties fo:background-color="#99cc99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11">
      <style:table-cell-properties fo:background-color="#99cc99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map style:condition="cell-content()&gt;20000" style:apply-style-name="Green" style:base-cell-address="Economy.R40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office:forms form:automatic-focus="false" form:apply-design-mode="false"/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default-cell-style-name="Default"/>
        <table:table-column table:style-name="co62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9" table:number-columns-repeated="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32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32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32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32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32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32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6"/>
          <table:table-cell table:formula="of:=([.B9]/[.$X$4])*[.O9]" office:value-type="float" office:value="1760">
            <text:p>1760</text:p>
          </table:table-cell>
          <table:table-cell table:style-name="ce27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6"/>
          <table:table-cell table:formula="of:=[.H10]*[.$Y$4]" office:value-type="float" office:value="440">
            <text:p>44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1]" office:value-type="float" office:value="124.666666666667">
            <text:p>125</text:p>
          </table:table-cell>
          <table:table-cell table:style-name="ce27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2]" office:value-type="float" office:value="66">
            <text:p>66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6"/>
          <table:table-cell/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5" office:value-type="string">
            <text:p>Soldier Hiring</text:p>
          </table:table-cell>
          <table:table-cell table:style-name="ce25" office:value-type="float" office:value="40000">
            <text:p>40000</text:p>
          </table:table-cell>
          <table:table-cell table:style-name="ce25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30" table:number-columns-repeated="2"/>
          <table:table-cell table:style-name="ce25" office:value-type="float" office:value="10">
            <text:p>10</text:p>
          </table:table-cell>
          <table:table-cell table:style-name="ce25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5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5"/>
          <table:table-cell table:style-name="ce34"/>
          <table:table-cell table:formula="of:=([.B14]/[.$X$4])*[.O14]" office:value-type="float" office:value="440">
            <text:p>440</text:p>
          </table:table-cell>
          <table:table-cell table:style-name="ce35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5]" office:value-type="float" office:value="440">
            <text:p>44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6"/>
          <table:table-cell table:style-name="ce5" table:formula="of:=[.$R$5]*[.E16]" office:value-type="float" office:value="366.666666666667">
            <text:p>367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6"/>
          <table:table-cell/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6"/>
          <table:table-cell table:formula="of:=([.B18]/[.$X$4])*[.O18]" office:value-type="float" office:value="1056">
            <text:p>1056</text:p>
          </table:table-cell>
          <table:table-cell table:style-name="ce27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6"/>
          <table:table-cell table:formula="of:=([.B19]/[.$X$4])*[.O19]" office:value-type="float" office:value="1144">
            <text:p>1144</text:p>
          </table:table-cell>
          <table:table-cell table:style-name="ce27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6"/>
          <table:table-cell table:formula="of:=([.B20]/[.$X$4])*[.O20]" office:value-type="float" office:value="1320">
            <text:p>1320</text:p>
          </table:table-cell>
          <table:table-cell table:style-name="ce27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6"/>
          <table:table-cell table:formula="of:=([.B21]/[.$X$4])*[.O21]" office:value-type="float" office:value="792">
            <text:p>792</text:p>
          </table:table-cell>
          <table:table-cell table:style-name="ce27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6"/>
          <table:table-cell table:formula="of:=([.B22]/[.$X$4])*[.O22]" office:value-type="float" office:value="440">
            <text:p>440</text:p>
          </table:table-cell>
          <table:table-cell table:style-name="ce27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6"/>
          <table:table-cell/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table:style-name="ce25" office:value-type="string">
            <text:p>T2 Armor</text:p>
          </table:table-cell>
          <table:table-cell table:style-name="ce25" office:value-type="float" office:value="22000">
            <text:p>220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30" table:formula="of:=[.C24]/[.$C$57]" office:value-type="percentage" office:value="0.0409836065573771">
            <text:p>4,10%</text:p>
          </table:table-cell>
          <table:table-cell table:style-name="ce30" table:formula="of:=[.D24]/[.$D$57]" office:value-type="percentage" office:value="0">
            <text:p>0,00%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30" table:formula="of:=[.I24]/[.$I$57]" office:value-type="percentage" office:value="0.0905797101449275">
            <text:p>9,06%</text:p>
          </table:table-cell>
          <table:table-cell table:style-name="ce30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5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2">
          <table:table-cell table:style-name="ce25" office:value-type="string">
            <text:p>T3 Armor</text:p>
          </table:table-cell>
          <table:table-cell table:style-name="ce25" office:value-type="float" office:value="42000">
            <text:p>42000</text:p>
          </table:table-cell>
          <table:table-cell table:number-columns-repeated="2" table:style-name="ce25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30" table:formula="of:=[.C25]/[.$C$57]" office:value-type="percentage" office:value="0.0512295081967213">
            <text:p>5,12%</text:p>
          </table:table-cell>
          <table:table-cell table:style-name="ce30" table:formula="of:=[.D25]/[.$D$57]" office:value-type="percentage" office:value="0.0454545454545455">
            <text:p>4,55%</text:p>
          </table:table-cell>
          <table:table-cell table:style-name="ce25" office:value-type="float" office:value="150">
            <text:p>15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30" table:formula="of:=[.I25]/[.$I$57]" office:value-type="percentage" office:value="0.150966183574879">
            <text:p>15,10%</text:p>
          </table:table-cell>
          <table:table-cell table:style-name="ce30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5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2">
          <table:table-cell table:style-name="ce25" office:value-type="string">
            <text:p>Flying Armor</text:p>
          </table:table-cell>
          <table:table-cell table:style-name="ce25" office:value-type="float" office:value="58000">
            <text:p>5800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30" table:formula="of:=[.C26]/[.$C$57]" office:value-type="percentage" office:value="0.0512295081967213">
            <text:p>5,12%</text:p>
          </table:table-cell>
          <table:table-cell table:style-name="ce30" table:formula="of:=[.D26]/[.$D$57]" office:value-type="percentage" office:value="0.145454545454545">
            <text:p>14,55%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30" table:formula="of:=[.I26]/[.$I$57]" office:value-type="percentage" office:value="0.265700483091787">
            <text:p>26,57%</text:p>
          </table:table-cell>
          <table:table-cell table:style-name="ce30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5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6"/>
          <table:table-cell table:formula="of:=[.H27]*[.$Y$4]" office:value-type="float" office:value="17600">
            <text:p>1760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6"/>
          <table:table-cell table:formula="of:=([.B28]/[.$X$4])*[.O28]" office:value-type="float" office:value="440">
            <text:p>440</text:p>
          </table:table-cell>
          <table:table-cell table:style-name="ce27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5" office:value-type="string">
            <text:p>Laser Rifle Cost</text:p>
          </table:table-cell>
          <table:table-cell table:style-name="ce25" office:value-type="float" office:value="20000">
            <text:p>20000</text:p>
          </table:table-cell>
          <table:table-cell table:style-name="ce25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30" table:number-columns-repeated="2"/>
          <table:table-cell table:style-name="ce31" office:value-type="float" office:value="25">
            <text:p>2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30" table:formula="of:=[.I29]/[.$I$57]" office:value-type="percentage" office:value="0.0905797101449275">
            <text:p>9,06%</text:p>
          </table:table-cell>
          <table:table-cell table:style-name="ce30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4"/>
          <table:table-cell table:formula="of:=([.B29]/[.$X$4])*[.O29]" office:value-type="float" office:value="1100">
            <text:p>1100</text:p>
          </table:table-cell>
          <table:table-cell table:style-name="ce35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5" table:number-columns-repeated="3"/>
          <table:table-cell table:style-name="ce25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6"/>
          <table:table-cell table:formula="of:=[.H30]*[.$Y$4]" office:value-type="float" office:value="1540">
            <text:p>1540</text:p>
          </table:table-cell>
          <table:table-cell table:style-name="ce27" table:number-columns-repeated="2"/>
          <table:table-cell table:style-name="ce6"/>
          <table:table-cell table:style-name="ce27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7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5" office:value-type="string">
            <text:p>Heavy Plasma Cost</text:p>
          </table:table-cell>
          <table:table-cell table:style-name="ce25" office:value-type="float" office:value="134000">
            <text:p>1340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30" table:formula="of:=[.C34]/[.$C$57]" office:value-type="percentage" office:value="0.0102459016393443">
            <text:p>1,02%</text:p>
          </table:table-cell>
          <table:table-cell table:style-name="ce30" table:formula="of:=[.D34]/[.$D$57]" office:value-type="percentage" office:value="0.0545454545454545">
            <text:p>5,45%</text:p>
          </table:table-cell>
          <table:table-cell table:style-name="ce25" office:value-type="float" office:value="250">
            <text:p>250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30" table:formula="of:=[.I34]/[.$I$57]" office:value-type="percentage" office:value="0.181159420289855">
            <text:p>18,12%</text:p>
          </table:table-cell>
          <table:table-cell table:style-name="ce30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5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5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5" office:value-type="string">
            <text:p>Alien Alloys Sell</text:p>
          </table:table-cell>
          <table:table-cell table:style-name="ce25" office:value-type="float" office:value="6500">
            <text:p>6500</text:p>
          </table:table-cell>
          <table:table-cell table:style-name="ce25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30" table:number-columns-repeated="2"/>
          <table:table-cell table:style-name="ce25" office:value-type="float" office:value="2">
            <text:p>2</text:p>
          </table:table-cell>
          <table:table-cell table:style-name="ce25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5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5" table:number-columns-repeated="2"/>
          <table:table-cell table:formula="of:=([.B38]/[.$X$4])*[.O38]" office:value-type="float" office:value="88">
            <text:p>88</text:p>
          </table:table-cell>
          <table:table-cell table:style-name="ce25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5" table:number-columns-repeated="999"/>
        </table:table-row>
        <table:table-row table:style-name="ro1">
          <table:table-cell table:style-name="ce25" office:value-type="string">
            <text:p>Elerium Sell</text:p>
          </table:table-cell>
          <table:table-cell table:style-name="ce25" office:value-type="float" office:value="5000">
            <text:p>5000</text:p>
          </table:table-cell>
          <table:table-cell table:style-name="ce25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30" table:number-columns-repeated="2"/>
          <table:table-cell table:style-name="ce25" office:value-type="float" office:value="3">
            <text:p>3</text:p>
          </table:table-cell>
          <table:table-cell table:style-name="ce25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5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5" table:number-columns-repeated="2"/>
          <table:table-cell table:formula="of:=([.B39]/[.$X$4])*[.O39]" office:value-type="float" office:value="132">
            <text:p>132</text:p>
          </table:table-cell>
          <table:table-cell table:style-name="ce25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5" table:number-columns-repeated="999"/>
        </table:table-row>
        <table:table-row table:style-name="ro2">
          <table:table-cell table:style-name="ce25" office:value-type="string">
            <text:p>UFO Power Source Sell</text:p>
          </table:table-cell>
          <table:table-cell table:style-name="ce25" office:value-type="float" office:value="250000">
            <text:p>250000</text:p>
          </table:table-cell>
          <table:table-cell table:style-name="ce25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30" table:number-columns-repeated="2"/>
          <table:table-cell table:style-name="ce25" office:value-type="float" office:value="75">
            <text:p>75</text:p>
          </table:table-cell>
          <table:table-cell table:style-name="ce25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5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5" table:number-columns-repeated="2"/>
          <table:table-cell table:formula="of:=([.B40]/[.$X$4])*[.O40]" office:value-type="float" office:value="3300">
            <text:p>3300</text:p>
          </table:table-cell>
          <table:table-cell table:style-name="ce25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5" table:number-columns-repeated="999"/>
        </table:table-row>
        <table:table-row table:style-name="ro1">
          <table:table-cell table:style-name="ce25" office:value-type="string">
            <text:p>UFO Navgation Sell</text:p>
          </table:table-cell>
          <table:table-cell table:style-name="ce25" office:value-type="float" office:value="80000">
            <text:p>80000</text:p>
          </table:table-cell>
          <table:table-cell table:style-name="ce25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30" table:number-columns-repeated="2"/>
          <table:table-cell table:style-name="ce25" office:value-type="float" office:value="40">
            <text:p>40</text:p>
          </table:table-cell>
          <table:table-cell table:style-name="ce25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5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5" table:number-columns-repeated="2"/>
          <table:table-cell table:formula="of:=([.B41]/[.$X$4])*[.O41]" office:value-type="float" office:value="1760">
            <text:p>1760</text:p>
          </table:table-cell>
          <table:table-cell table:style-name="ce25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5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5" office:value-type="string">
            <text:p>Avg. Corpse Sell</text:p>
          </table:table-cell>
          <table:table-cell table:style-name="ce25" office:value-type="float" office:value="50000">
            <text:p>50000</text:p>
          </table:table-cell>
          <table:table-cell table:style-name="ce25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30" table:number-columns-repeated="2"/>
          <table:table-cell table:style-name="ce25" office:value-type="float" office:value="6">
            <text:p>6</text:p>
          </table:table-cell>
          <table:table-cell table:style-name="ce25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5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5" table:number-columns-repeated="2"/>
          <table:table-cell table:formula="of:=([.B46]/[.$X$4])*[.O46]" office:value-type="float" office:value="264">
            <text:p>264</text:p>
          </table:table-cell>
          <table:table-cell table:style-name="ce25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5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6" office:value-type="string">
            <text:p>US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00">
            <text:p>1200</text:p>
          </table:table-cell>
          <table:table-cell table:style-name="ce27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Russ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60">
            <text:p>460</text:p>
          </table:table-cell>
          <table:table-cell table:style-name="ce27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UK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80">
            <text:p>480</text:p>
          </table:table-cell>
          <table:table-cell table:style-name="ce27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ranc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40">
            <text:p>640</text:p>
          </table:table-cell>
          <table:table-cell table:style-name="ce27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erman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Italy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Spai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hin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90">
            <text:p>490</text:p>
          </table:table-cell>
          <table:table-cell table:style-name="ce27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Japa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00">
            <text:p>800</text:p>
          </table:table-cell>
          <table:table-cell table:style-name="ce27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Ind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Brazil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00">
            <text:p>600</text:p>
          </table:table-cell>
          <table:table-cell table:style-name="ce27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Austral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60">
            <text:p>560</text:p>
          </table:table-cell>
          <table:table-cell table:style-name="ce27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Nigeri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60">
            <text:p>360</text:p>
          </table:table-cell>
          <table:table-cell table:style-name="ce27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South Afric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20">
            <text:p>620</text:p>
          </table:table-cell>
          <table:table-cell table:style-name="ce27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Egypt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anada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9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Items" table:style-name="ta1" table:print="false">
        <office:forms form:automatic-focus="false" form:apply-design-mode="false"/>
        <table:table-column table:style-name="co76" table:default-cell-style-name="Default"/>
        <table:table-column table:style-name="co77" table:default-cell-style-name="ce36"/>
        <table:table-column table:style-name="co7" table:default-cell-style-name="ce36"/>
        <table:table-row table:style-name="ro2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string">
            <text:p>STR_MIND_PROBE</text:p>
          </table:table-cell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string">
            <text:p>STR_GREMLIN_CORPSE</text:p>
          </table:table-cell>
          <table:table-cell table:number-columns-repeated="2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67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2" table:default-cell-style-name="Default"/>
        <table:table-column table:style-name="co70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71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3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database-ranges>
        <table:database-range table:target-range-address="CSV_Items.A1:CSV_Items.C11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17.03.2020</text:date>, <text:time>23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7T23:11:26</dc:date>
    <dc:creator>Felix Ruzzoli</dc:creator>
    <meta:editing-duration>P5DT6H37M12S</meta:editing-duration>
    <meta:editing-cycles>35</meta:editing-cycles>
    <meta:generator>OpenOffice/4.1.1$Unix OpenOffice.org_project/411m6$Build-9775</meta:generator>
    <meta:document-statistic meta:table-count="13" meta:cell-count="2295" meta:object-count="0"/>
    <meta:user-defined meta:name=""/>
  </office:meta>
</office:document-meta>
</file>